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27cm"/>
    </style:style>
    <style:style style:name="co2" style:family="table-column">
      <style:table-column-properties fo:break-before="auto" style:column-width="8.27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schungel</text:p>
          </table:table-cell>
          <table:table-cell office:value-type="string">
            <text:p>Karmana</text:p>
          </table:table-cell>
        </table:table-row>
        <table:table-row table:style-name="ro1">
          <table:table-cell office:value-type="string">
            <text:p>Eissee</text:p>
          </table:table-cell>
          <table:table-cell office:value-type="string">
            <text:p>Irakon</text:p>
          </table:table-cell>
        </table:table-row>
        <table:table-row table:style-name="ro1">
          <table:table-cell office:value-type="string">
            <text:p>Klippe</text:p>
          </table:table-cell>
          <table:table-cell office:value-type="string">
            <text:p>Rastagy</text:p>
          </table:table-cell>
        </table:table-row>
        <table:table-row table:style-name="ro1">
          <table:table-cell office:value-type="string">
            <text:p>Kristallhöhle</text:p>
          </table:table-cell>
          <table:table-cell office:value-type="string">
            <text:p>Koban</text:p>
          </table:table-cell>
        </table:table-row>
        <table:table-row table:style-name="ro1">
          <table:table-cell office:value-type="string">
            <text:p>Mammutbaum</text:p>
          </table:table-cell>
          <table:table-cell office:value-type="string">
            <text:p>Everleen</text:p>
          </table:table-cell>
        </table:table-row>
        <table:table-row table:style-name="ro1">
          <table:table-cell office:value-type="string">
            <text:p>Oase</text:p>
          </table:table-cell>
          <table:table-cell office:value-type="string">
            <text:p>Tongaris</text:p>
          </table:table-cell>
        </table:table-row>
        <table:table-row table:style-name="ro1">
          <table:table-cell office:value-type="string">
            <text:p>Steppe</text:p>
          </table:table-cell>
          <table:table-cell office:value-type="string">
            <text:p>Aportemis</text:p>
          </table:table-cell>
        </table:table-row>
        <table:table-row table:style-name="ro1">
          <table:table-cell office:value-type="string">
            <text:p>Sumpf</text:p>
          </table:table-cell>
          <table:table-cell office:value-type="string">
            <text:p>Ormanko</text:p>
          </table:table-cell>
        </table:table-row>
        <table:table-row table:style-name="ro1">
          <table:table-cell office:value-type="string">
            <text:p>Vulkan</text:p>
          </table:table-cell>
          <table:table-cell office:value-type="string">
            <text:p>Rapano</text:p>
          </table:table-cell>
        </table:table-row>
        <table:table-row table:style-name="ro1">
          <table:table-cell office:value-type="string">
            <text:p>Wald</text:p>
          </table:table-cell>
          <table:table-cell office:value-type="string">
            <text:p>Aurales</text:p>
          </table:table-cell>
        </table:table-row>
        <table:table-row table:style-name="ro1">
          <table:table-cell office:value-type="string">
            <text:p>Wüste</text:p>
          </table:table-cell>
          <table:table-cell office:value-type="string">
            <text:p>Aktor</text:p>
          </table:table-cell>
        </table:table-row>
        <table:table-row table:style-name="ro1" table:number-rows-repeated="10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21.06.2020</text:date>, <text:time>18:01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na Schmidtbauer</meta:initial-creator>
    <meta:creation-date>2020-06-21T17:44:06</meta:creation-date>
    <dc:date>2020-06-21T18:01:35</dc:date>
    <dc:creator>Tina Schmidtbauer</dc:creator>
    <meta:editing-duration>PT00H02M19S</meta:editing-duration>
    <meta:editing-cycles>1</meta:editing-cycles>
    <meta:document-statistic meta:table-count="3" meta:cell-count="22" meta:object-count="0"/>
    <meta:generator>OpenOffice.org/3.1$Unix OpenOffice.org_project/310m11$Build-9399</meta:generator>
  </office:meta>
</office:document-meta>
</file>